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1F40000024E79575AD88EAA1FB6.jpg" manifest:media-type="image/jpe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Таблица2" style:family="table" style:master-page-name="Титульный_20_лист">
      <style:table-properties style:width="18cm" style:page-number="auto" table:align="margins"/>
    </style:style>
    <style:style style:name="Таблица2.A" style:family="table-column">
      <style:table-column-properties style:column-width="4.419cm" style:rel-column-width="16086*"/>
    </style:style>
    <style:style style:name="Таблица2.B" style:family="table-column">
      <style:table-column-properties style:column-width="13.582cm" style:rel-column-width="49449*"/>
    </style:style>
    <style:style style:name="Таблица2.A1" style:family="table-cell">
      <style:table-cell-properties style:writing-mode="page"/>
    </style:style>
    <style:style style:name="Таблица2.B1" style:family="table-cell">
      <style:table-cell-properties fo:padding="0.097cm" fo:border-left="none" fo:border-right="none" fo:border-top="none" fo:border-bottom="0.5pt solid #000000" style:writing-mode="page"/>
    </style:style>
    <style:style style:name="Таблица3" style:family="table">
      <style:table-properties style:width="18cm" table:align="margins"/>
    </style:style>
    <style:style style:name="Таблица3.A" style:family="table-column">
      <style:table-column-properties style:column-width="2.406cm" style:rel-column-width="8759*"/>
    </style:style>
    <style:style style:name="Таблица3.B" style:family="table-column">
      <style:table-column-properties style:column-width="5.579cm" style:rel-column-width="20312*"/>
    </style:style>
    <style:style style:name="Таблица3.C" style:family="table-column">
      <style:table-column-properties style:column-width="2.3cm" style:rel-column-width="8374*"/>
    </style:style>
    <style:style style:name="Таблица3.D" style:family="table-column">
      <style:table-column-properties style:column-width="3.713cm" style:rel-column-width="13517*"/>
    </style:style>
    <style:style style:name="Таблица3.E" style:family="table-column">
      <style:table-column-properties style:column-width="0.409cm" style:rel-column-width="1489*"/>
    </style:style>
    <style:style style:name="Таблица3.F" style:family="table-column">
      <style:table-column-properties style:column-width="3.593cm" style:rel-column-width="13084*"/>
    </style:style>
    <style:style style:name="Таблица3.A1" style:family="table-cell">
      <style:table-cell-properties fo:padding="0cm" fo:border="none" style:writing-mode="page"/>
    </style:style>
    <style:style style:name="Таблица3.B1" style:family="table-cell">
      <style:table-cell-properties fo:padding="0.097cm" fo:border-left="none" fo:border-right="none" fo:border-top="none" fo:border-bottom="0.5pt solid #000000" style:writing-mode="page"/>
    </style:style>
    <style:style style:name="Таблица3.2" style:family="table-row">
      <style:table-row-properties style:min-row-height="0.226cm"/>
    </style:style>
    <style:style style:name="P1" style:family="paragraph" style:parent-style-name="Table_20_Contents">
      <style:text-properties officeooo:paragraph-rsid="0016399b"/>
    </style:style>
    <style:style style:name="P2" style:family="paragraph" style:parent-style-name="Штамп_20_организации">
      <style:text-properties officeooo:paragraph-rsid="0016399b"/>
    </style:style>
    <style:style style:name="P3" style:family="paragraph" style:parent-style-name="Standard">
      <style:text-properties officeooo:paragraph-rsid="0016399b"/>
    </style:style>
    <style:style style:name="P4" style:family="paragraph" style:parent-style-name="Нижний_20_колонтитул_20_по_20_центру">
      <style:text-properties officeooo:rsid="0016399b" officeooo:paragraph-rsid="0016399b"/>
    </style:style>
    <style:style style:name="P5" style:family="paragraph" style:parent-style-name="Table_20_Contents">
      <style:text-properties officeooo:rsid="0013d4ff" officeooo:paragraph-rsid="0013d4ff"/>
    </style:style>
    <style:style style:name="P6" style:family="paragraph" style:parent-style-name="Содержимое_20_таблицы_20_по_20_центру">
      <style:text-properties officeooo:rsid="0017c942" officeooo:paragraph-rsid="0017c942"/>
    </style:style>
    <style:style style:name="P7" style:family="paragraph" style:parent-style-name="Title">
      <style:text-properties officeooo:rsid="0015098b" officeooo:paragraph-rsid="0015098b"/>
    </style:style>
    <style:style style:name="P8" style:family="paragraph" style:parent-style-name="Table_20_Contents">
      <style:text-properties officeooo:rsid="0015098b" officeooo:paragraph-rsid="0015098b"/>
    </style:style>
    <style:style style:name="P9" style:family="paragraph" style:parent-style-name="Примечание">
      <style:text-properties officeooo:rsid="0015098b" officeooo:paragraph-rsid="0015098b"/>
    </style:style>
    <style:style style:name="P10" style:family="paragraph" style:parent-style-name="Subtitle">
      <style:text-properties fo:language="en" fo:country="US" officeooo:rsid="0015098b" officeooo:paragraph-rsid="002c06b5"/>
    </style:style>
    <style:style style:name="P11" style:family="paragraph" style:parent-style-name="Standard">
      <style:text-properties fo:language="ru" fo:country="RU" officeooo:rsid="00129a3f"/>
    </style:style>
    <style:style style:name="P12" style:family="paragraph" style:parent-style-name="Standard">
      <style:text-properties fo:language="ru" fo:country="RU" officeooo:rsid="0023e910" officeooo:paragraph-rsid="0016399b"/>
    </style:style>
    <style:style style:name="P13" style:family="paragraph" style:parent-style-name="Text_20_body">
      <style:text-properties fo:language="ru" fo:country="RU" officeooo:rsid="0023e910" officeooo:paragraph-rsid="0017c942"/>
    </style:style>
    <style:style style:name="P14" style:family="paragraph" style:parent-style-name="Text_20_body">
      <style:paragraph-properties fo:text-align="start" style:justify-single-word="false"/>
      <style:text-properties fo:language="ru" fo:country="RU" officeooo:rsid="0023e910" officeooo:paragraph-rsid="0017c942"/>
    </style:style>
    <style:style style:name="P15" style:family="paragraph" style:parent-style-name="Text_20_body">
      <style:paragraph-properties fo:text-align="center" style:justify-single-word="false"/>
      <style:text-properties fo:language="ru" fo:country="RU" fo:font-weight="bold" officeooo:rsid="0023e910" officeooo:paragraph-rsid="0017c942" style:font-weight-asian="bold" style:font-weight-complex="bold"/>
    </style:style>
    <style:style style:name="P16" style:family="paragraph" style:parent-style-name="Содержимое_20_таблицы_20_по_20_центру">
      <style:text-properties officeooo:rsid="0027c778" officeooo:paragraph-rsid="0027c778"/>
    </style:style>
    <style:style style:name="P17" style:family="paragraph" style:parent-style-name="Contents_20_1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18" style:family="paragraph" style:parent-style-name="Text_20_body">
      <style:paragraph-properties fo:text-align="center" style:justify-single-word="false"/>
      <style:text-properties fo:language="ru" fo:country="RU" fo:font-weight="bold" officeooo:rsid="0023e910" officeooo:paragraph-rsid="0017c942" style:font-weight-asian="bold" style:font-weight-complex="bold"/>
    </style:style>
    <style:style style:name="P19" style:family="paragraph" style:parent-style-name="Contents_20_Heading" style:master-page-name="First_20_Page">
      <style:paragraph-properties style:page-number="1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2c06b5"/>
    </style:style>
    <style:style style:name="T3" style:family="text">
      <style:text-properties fo:language="ru" fo:country="RU" officeooo:rsid="002e58de"/>
    </style:style>
    <style:style style:name="T4" style:family="text">
      <style:text-properties officeooo:rsid="002c0e4a"/>
    </style:style>
    <style:style style:name="T5" style:family="text">
      <style:text-properties officeooo:rsid="002db7ce"/>
    </style:style>
    <style:style style:name="fr1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5">ФАКУЛЬТЕТ</text:p>
          </table:table-cell>
          <table:table-cell table:style-name="Таблица2.B1" office:value-type="string">
            <text:p text:style-name="P6">Информатика и системы управления</text:p>
          </table:table-cell>
        </table:table-row>
        <table:table-row>
          <table:table-cell table:style-name="Таблица2.A1" office:value-type="string">
            <text:p text:style-name="P5">КАФЕДРА</text:p>
          </table:table-cell>
          <table:table-cell table:style-name="Таблица2.B1" office:value-type="string">
            <text:p text:style-name="P6">Защита информации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P7">ОТЧЕТ<text:line-break/>о лабораторной работе №<text:span text:style-name="T5">12</text:span></text:p>
      <text:p text:style-name="Standard"/>
      <text:p text:style-name="P10"><text:span text:style-name="T1">Тема лабораторной работы: </text:span><text:span text:style-name="T3">Создания модуля</text:span></text:p>
      <text:p text:style-name="Standard"/>
      <text:p text:style-name="Standard"/>
      <text:p text:style-name="Standard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row>
          <table:table-cell table:style-name="Таблица3.A1" office:value-type="string">
            <text:p text:style-name="P8">Выполнил</text:p>
          </table:table-cell>
          <table:table-cell table:style-name="Таблица3.B1" office:value-type="string">
            <text:p text:style-name="P8">студент группы ИУ10-<text:span text:style-name="T5">4</text:span>9</text:p>
          </table:table-cell>
          <table:table-cell table:style-name="Таблица3.A1" office:value-type="string">
            <text:p text:style-name="Table_20_Contents"/>
          </table:table-cell>
          <table:table-cell table:style-name="Таблица3.B1" office:value-type="string">
            <text:p text:style-name="Table_20_Contents"/>
          </table:table-cell>
          <table:table-cell table:style-name="Таблица3.A1" office:value-type="string">
            <text:p text:style-name="Table_20_Contents"/>
          </table:table-cell>
          <table:table-cell table:style-name="Таблица3.B1" office:value-type="string">
            <text:p text:style-name="P16">А.С. Сысоев</text:p>
          </table:table-cell>
        </table:table-row>
        <table:table-row table:style-name="Таблица3.2"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P9">(группа)</text:p>
          </table:table-cell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P9">(подпись)</text:p>
          </table:table-cell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P9">(И.О. Фамилия)</text:p>
          </table:table-cell>
        </table:table-row>
        <table:table-row>
          <table:table-cell table:style-name="Таблица3.A1" office:value-type="string">
            <text:p text:style-name="P8">Проверил</text:p>
          </table:table-cell>
          <table:table-cell table:style-name="Таблица3.B1" office:value-type="string">
            <text:p text:style-name="P8">ассистент кафедры ИУ10</text:p>
          </table:table-cell>
          <table:table-cell table:style-name="Таблица3.A1" office:value-type="string">
            <text:p text:style-name="Table_20_Contents"/>
          </table:table-cell>
          <table:table-cell table:style-name="Таблица3.B1" office:value-type="string">
            <text:p text:style-name="Table_20_Contents"/>
          </table:table-cell>
          <table:table-cell table:style-name="Таблица3.A1" office:value-type="string">
            <text:p text:style-name="Table_20_Contents"/>
          </table:table-cell>
          <table:table-cell table:style-name="Таблица3.B1" office:value-type="string">
            <text:p text:style-name="P6">М.А. Наткин</text:p>
          </table:table-cell>
        </table:table-row>
        <table:table-row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P9">(подпись)</text:p>
          </table:table-cell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P9">(И.О. Фамилия)</text:p>
          </table:table-cell>
        </table:table-row>
      </table:table>
      <text:p text:style-name="P11"/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9">Содержание</text:p>
          </text:index-title>
          <text:p text:style-name="P17"><text:a xlink:type="simple" xlink:href="#__RefHeading___Toc1116_1594055144" text:style-name="Index_20_Link" text:visited-style-name="Index_20_Link">Постановка задачи<text:tab/>2</text:a></text:p>
          <text:p text:style-name="P17"><text:a xlink:type="simple" xlink:href="#__RefHeading___Toc1118_1594055144" text:style-name="Index_20_Link" text:visited-style-name="Index_20_Link">Теоретическая часть<text:tab/></text:a><text:a xlink:type="simple" xlink:href="#__RefHeading___Toc1118_1594055144" text:style-name="Index_20_Link" text:visited-style-name="Index_20_Link"><text:span text:style-name="T4">3</text:span></text:a></text:p>
          <text:p text:style-name="P17"><text:a xlink:type="simple" xlink:href="#__RefHeading___Toc1126_1594055144" text:style-name="Index_20_Link" text:visited-style-name="Index_20_Link">Листинг программы<text:tab/></text:a><text:span text:style-name="T5">4</text:span></text:p>
          <text:p text:style-name="P17"><text:a xlink:type="simple" xlink:href="#__RefHeading___Toc1128_1594055144" text:style-name="Index_20_Link" text:visited-style-name="Index_20_Link">Результат работы программы<text:tab/></text:a><text:a xlink:type="simple" xlink:href="#__RefHeading___Toc1128_1594055144" text:style-name="Index_20_Link" text:visited-style-name="Index_20_Link"><text:span text:style-name="T4">4</text:span></text:a></text:p>
          <text:p text:style-name="P17"><text:a xlink:type="simple" xlink:href="#__RefHeading___Toc1130_1594055144" text:style-name="Index_20_Link" text:visited-style-name="Index_20_Link">Список использованной литературы и материалов<text:tab/></text:a><text:span text:style-name="T5">6</text:span></text:p>
        </text:index-body>
      </text:table-of-content>
      <text:p text:style-name="P12"/>
      <text:p text:style-name="P12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5"><text:soft-page-break/>Постановка задачи</text:p>
      <text:p text:style-name="P14"/>
      <text:p text:style-name="P14">Цель работы: дать студентам практический навык использования модулей и пакетов языка программирования Python для организации программного кода в проектах.</text:p>
      <text:p text:style-name="P14"/>
      <text:p text:style-name="P14">Задачи работы:</text:p>
      <text:p text:style-name="P14">1. Создать собственный модуль на языке Python, содержащий не менее одной константы и четырёх функций. Написать программу, реализующую различные варианты импорта модуля: импорт всего модуля, импорт конкретных элементов, импорт с переименованием, импорт всех элементов.</text:p>
      <text:p text:style-name="P14"/>
      <text:p text:style-name="P14">2. Дополнить пакет специальными переменными модуля: переменная __name__ (позволяет определить, запущен ли модуль как программа или импортирован) и переменная __all__ (определяет, какие имена будут импортированы при импорте всех элементов модуля).</text:p>
      <text:p text:style-name="P14"/>
      <text:p text:style-name="P14">3. Создать собственный пакет на языке Python, содержащий не менее одного подпакета и двух модулей. Реализовать различные варианты импорта из пакета: импорт модуля из пакета, импорт определённых элементов из модуля в пакете, импорт из подпакета, относительный импорт.</text:p>
      <text:p text:style-name="P14"/>
      <text:p text:style-name="P14">4. Выполнить корректировку программ, написанных для лабораторных работ №1, 4 и 5, с таким условием, чтобы функции, написанные в них, были доступны как элементы соответствующих модулей и пакетов.</text:p>
      <text:p text:style-name="P14"/>
      <text:p text:style-name="P14"/>
      <text:p text:style-name="P14"/>
      <text:p text:style-name="P14"/>
      <text:p text:style-name="P14"/>
      <text:p text:style-name="P14"/>
      <text:p text:style-name="P15"><text:soft-page-break/>Теоретическая часть</text:p>
      <text:p text:style-name="P14">Модули в Python.</text:p>
      <text:p text:style-name="P14">Модуль — это файл с расширением .py, содержащий определения функций, классов и переменных. Модули позволяют логически организовать код, сделать его более читаемым и переиспользуемым. Имя модуля — это имя файла без расширения .py.</text:p>
      <text:p text:style-name="P14"/>
      <text:p text:style-name="P14">Способы импорта модулей:</text:p>
      <text:p text:style-name="P14"/>
      <text:p text:style-name="P14">1. Импорт всего модуля: import module_name</text:p>
      <text:p text:style-name="P14">2. Импорт с переименованием: import module_name as alias</text:p>
      <text:p text:style-name="P14">3. Импорт конкретных элементов: from module_name import name1, name2</text:p>
      <text:p text:style-name="P14">4. Импорт всех элементов: from module_name import *</text:p>
      <text:p text:style-name="P14"/>
      <text:p text:style-name="P14">Специальные переменные модуля.</text:p>
      <text:p text:style-name="P14"/>
      <text:p text:style-name="P14">Переменная __name__ — это встроенная переменная, которая принимает значение "__main__", если модуль запущен как основная программа, или имя модуля, если он импортирован. Это позволяет выполнять код только при запуске модуля, но не при его импорте.</text:p>
      <text:p text:style-name="P14"/>
      <text:p text:style-name="P14">Переменная __all__ — это список строк, определяющий, какие имена будут импортированы при использовании from module import *. Если __all__ не определён, импортируются все имена, не начинающиеся с подчёркивания.</text:p>
      <text:p text:style-name="P14"/>
      <text:p text:style-name="P14">Пакеты в Python.</text:p>
      <text:p text:style-name="P14"/>
      <text:p text:style-name="P14">Пакет — это способ организации связанных модулей в иерархическую структуру. Пакет — это директория, содержащая файл __init__.py (может быть пустым) и один или несколько модулей. Подпакет — это пакет внутри другого пакета.</text:p>
      <text:p text:style-name="P14"/>
      <text:p text:style-name="P14"><text:soft-page-break/>Способы импорта из пакетов:</text:p>
      <text:p text:style-name="P14"/>
      <text:p text:style-name="P14">1. Импорт модуля из пакета: import package.module</text:p>
      <text:p text:style-name="P14">2. Импорт элементов из модуля: from package.module import name</text:p>
      <text:p text:style-name="P14">3. Импорт из подпакета: import package.subpackage.module</text:p>
      <text:p text:style-name="P14">4. Относительный импорт: from . import module (внутри пакета)</text:p>
      <text:p text:style-name="P14"/>
      <text:p text:style-name="P15">Листинг программы</text:p>
      <text:p text:style-name="P14"/>
      <text:p text:style-name="P14">Исходный код программы размещён в репозитории GitHub:</text:p>
      <text:p text:style-name="P14">https://github.com/printRush/BMSTU_Python_SysoevAS</text:p>
      <text:p text:style-name="P14"/>
      <text:p text:style-name="P15">Результат работы программы</text:p>
      <text:p text:style-name="P14">--- 1. Импорт всего модуля ---</text:p>
      <text:p text:style-name="P14">Модуль math_ops импортирован.</text:p>
      <text:p text:style-name="P14">add(10, 5) = 15</text:p>
      <text:p text:style-name="P14">multiply(10, 5) = 50</text:p>
      <text:p text:style-name="P14">power(2, 8) = 256</text:p>
      <text:p text:style-name="P14">factorial(5) = 120</text:p>
      <text:p text:style-name="P14">PI = 3.14159</text:p>
      <text:p text:style-name="P14"/>
      <text:p text:style-name="P14">--- 2. Импорт конкретных элементов ---</text:p>
      <text:p text:style-name="P14">add(7, 3) = 10</text:p>
      <text:p text:style-name="P14">multiply(7, 3) = 21</text:p>
      <text:p text:style-name="P14">PI = 3.14159</text:p>
      <text:p text:style-name="P14"/>
      <text:p text:style-name="P14">--- 3. Импорт с переименованием ---</text:p>
      <text:p text:style-name="P14">power(3, 4) = 81</text:p>
      <text:p text:style-name="P14">factorial(6) = 720</text:p>
      <text:p text:style-name="P14"/>
      <text:p text:style-name="P14"><text:soft-page-break/>--- 4. Импорт всех элементов (__all__) ---</text:p>
      <text:p text:style-name="P14">add(2, 2) = 4</text:p>
      <text:p text:style-name="P14">multiply(2, 2) = 4</text:p>
      <text:p text:style-name="P14">power(3, 3) = 27</text:p>
      <text:p text:style-name="P14">factorial(4) = 24</text:p>
      <text:p text:style-name="P14"/>
      <text:p text:style-name="P14">--- 5. Импорт модуля из пакета ---</text:p>
      <text:p text:style-name="P14">Модуль geometry импортирован.</text:p>
      <text:p text:style-name="P14">Площадь круга (r=3): 28.27431</text:p>
      <text:p text:style-name="P14">Площадь прямоугольника (5x8): 40</text:p>
      <text:p text:style-name="P14"/>
      <text:p text:style-name="P14">--- 6. Импорт элементов из модуля в пакете ---</text:p>
      <text:p text:style-name="P14">Площадь круга (r=4): 50.26544</text:p>
      <text:p text:style-name="P14">Площадь прямоугольника (6x7): 42</text:p>
      <text:p text:style-name="P14"/>
      <text:p text:style-name="P14">--- 7. Импорт из подпакета ---</text:p>
      <text:p text:style-name="P14">Модуль strings импортирован.</text:p>
      <text:p text:style-name="P14">reverse('Python'): 'nohtyP'</text:p>
      <text:p text:style-name="P14">to_upper('hello'): 'HELLO'</text:p>
      <text:p text:style-name="P14">count_vowels('Hello World'): 3</text:p>
      <text:p text:style-name="P14"/>
      <text:p text:style-name="P14">--- 8. Импорт всего подпакета ---</text:p>
      <text:p text:style-name="P14">reverse('lab'): 'bal'</text:p>
      <text:p text:style-name="P14">to_lower('PYTHON'): 'python'</text:p>
      <text:p text:style-name="P14"/>
      <text:p text:style-name="P14">============================================================</text:p>
      <text:p text:style-name="P14">Работа программы завершена</text:p>
      <text:p text:style-name="P14">============================================================</text:p>
      <text:p text:style-name="P14"/>
      <text:p text:style-name="P14"/>
      <text:p text:style-name="P14"><text:soft-page-break/></text:p>
      <text:p text:style-name="P14"/>
      <text:p text:style-name="P15">Список использованной литературы и материалов</text:p>
      <text:p text:style-name="P14"/>
      <text:p text:style-name="P14">1. Иванова Г.С. Основы программирования: учебник для вузов. – 4-е изд., стер. – М: изд-во МГТУ им. Н.Э. Баумана, 2007. – 416 с.: ил.</text:p>
      <text:p text:style-name="P14">2. Брюс М. Ван Хорн II, Куан Нгуен. PyCharm: профессиональная работа на Python / пер. с англ. И.Л. Люско. – М.: ДМК Пресс, 2024. – 618 с.: ил.</text:p>
      <text:p text:style-name="P14">3. Welcome to python.org. — Текст : электронный // The official home of the Python Programming Language : [сайт]. — URL: https://www.python.org/</text:p>
      <text:p text:style-name="P14">4. Документация Python по модулям и пакетам. — URL: https://docs.python.org/3/tutorial/modules.html</text:p>
      <text:p text:style-name="P14">5. Git. — Текст : электронный // Git : [сайт]. — URL: https://git-scm.com/</text:p>
      <text:p text:style-name="P14">6. GitHub. — Текст : электронный // GitHub : [сайт]. — URL: https://github.com/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erif1" fo:font-family="'Liberation Serif'" style:font-style-name="Обычный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50%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Верхний_20_колонтитул_20_по_20_центру" style:display-name="Верхний колонтитул по центру" style:family="paragraph" style:parent-style-name="Header">
      <style:paragraph-properties fo:text-align="center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1.251cm" style:auto-text-indent="false"/>
    </style:style>
    <style:style style:name="Первая_20_строка_20_с_20_отступом_20__28_маркированный_29_" style:display-name="Первая строка с отступом (маркированный)" style:family="paragraph" style:parent-style-name="First_20_line_20_indent" style:list-style-name="List_20_2"/>
    <style:style style:name="Первая_20_строка_20_с_20_отступом_20__28_нумерованный_29_" style:display-name="Первая строка с отступом (нумерованный)" style:family="paragraph" style:parent-style-name="First_20_line_20_indent" style:list-style-name="Numbering_20_123"/>
    <style:style style:name="Footnote" style:family="paragraph" style:parent-style-name="Standard" style:class="extra" style:master-page-name="">
      <style:paragraph-properties fo:margin-left="0cm" fo:margin-right="0cm" fo:text-align="justify" style:justify-single-word="false" fo:text-indent="1.251cm" style:auto-text-indent="false" style:page-number="auto" text:number-lines="false" text:line-number="0"/>
      <style:text-properties fo:font-size="12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Штамп_20_организации" style:display-name="Штамп организации" style:family="paragraph" style:parent-style-name="Standard">
      <style:paragraph-properties fo:text-align="center" style:justify-single-word="false"/>
      <style:text-properties fo:font-size="16pt" fo:font-weight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Примечание" style:family="paragraph" style:parent-style-name="Table_20_Contents">
      <style:paragraph-properties fo:text-align="center" style:justify-single-word="false"/>
      <style:text-properties fo:font-size="10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Нижний_20_колонтитул_20_по_20_центру" style:display-name="Нижний колонтитул по центру" style:family="paragraph" style:parent-style-name="Footer" style:master-page-name="">
      <style:paragraph-properties fo:text-align="center" style:justify-single-word="false" style:page-number="auto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Содержимое_20_таблицы_20_по_20_центру" style:display-name="Содержимое таблицы по центру" style:family="paragraph" style:parent-style-name="Table_20_Contents">
      <style:paragraph-properties fo:text-align="center" style:justify-single-word="false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fo:text-align="center" style:justify-single-word="false" style:page-number="auto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Drawing" style:family="paragraph" style:parent-style-name="Caption" style:next-style-name="First_20_line_20_indent" style:class="extra">
      <style:paragraph-properties fo:text-align="center" style:justify-single-word="false"/>
      <style:text-properties fo:font-size="14pt"/>
    </style:style>
    <style:style style:name="Математическая_20_формула" style:display-name="Математическая формула" style:family="paragraph" style:parent-style-name="Caption" style:next-style-name="First_20_line_20_indent">
      <style:paragraph-properties fo:text-align="center" style:justify-single-word="false"/>
      <style:text-properties fo:font-size="16pt"/>
    </style:style>
    <style:style style:name="Синтаксис_20_языка_20_программирования" style:display-name="Синтаксис языка программирования" style:family="paragraph" style:parent-style-name="Caption" style:master-page-name="">
      <style:paragraph-properties fo:margin-top="0cm" fo:margin-bottom="0cm" style:contextual-spacing="false" style:page-number="auto"/>
      <style:text-properties style:font-name="Liberation Mono" fo:font-family="'Liberation Mono'" style:font-style-name="Обычный" style:font-family-generic="modern" style:font-pitch="fixed" fo:font-size="14pt" fo:font-style="normal"/>
    </style:style>
    <style:style style:name="Text" style:family="paragraph" style:parent-style-name="Caption" style:class="extra"/>
    <style:style style:name="Table" style:family="paragraph" style:parent-style-name="Caption" style:class="extra"/>
    <style:style style:name="Numbering_20_Symbols" style:display-name="Numbering Symbols" style:family="text"/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4" style:family="table" style:master-page-name="First_20_Page">
      <style:table-properties style:width="17.999cm" style:page-number="auto" table:align="left"/>
    </style:style>
    <style:style style:name="Таблица4.A" style:family="table-column">
      <style:table-column-properties style:column-width="4.399cm"/>
    </style:style>
    <style:style style:name="Таблица4.B" style:family="table-column">
      <style:table-column-properties style:column-width="13.6cm"/>
    </style:style>
    <style:style style:name="Таблица4.1" style:family="table-row">
      <style:table-row-properties style:min-row-height="5.202cm"/>
    </style:style>
    <style:style style:name="Таблица4.A1" style:family="table-cell">
      <style:table-cell-properties style:writing-mode="page"/>
    </style:style>
    <style:style style:name="MP1" style:family="paragraph" style:parent-style-name="Table_20_Contents">
      <style:text-properties officeooo:paragraph-rsid="0016399b"/>
    </style:style>
    <style:style style:name="MP2" style:family="paragraph" style:parent-style-name="Штамп_20_организации">
      <style:text-properties officeooo:paragraph-rsid="0016399b"/>
    </style:style>
    <style:style style:name="MP3" style:family="paragraph" style:parent-style-name="Standard">
      <style:text-properties officeooo:paragraph-rsid="0016399b"/>
    </style:style>
    <style:style style:name="MP4" style:family="paragraph" style:parent-style-name="Нижний_20_колонтитул_20_по_20_центру">
      <style:text-properties officeooo:rsid="0016399b" officeooo:paragraph-rsid="0016399b"/>
    </style:style>
    <style:style style:name="Mfr1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2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499cm" fo:margin-bottom="1.499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.499cm" fo:margin-bottom="1.499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Верхний_20_колонтитул_20_по_20_центру"><text:page-number text:select-page="current">6</text:page-number></text:p>
      </style:header>
    </style:master-page>
    <style:master-page style:name="First_20_Page" style:display-name="First Page" style:page-layout-name="Mpm2" draw:style-name="Mdp1" style:next-style-name="Standard"/>
    <style:master-page style:name="Титульный_20_лист" style:display-name="Титульный лист" style:page-layout-name="Mpm3" draw:style-name="Mdp1" style:next-style-name="First_20_Page">
      <style:header>
        <table:table table:name="Таблица4" table:style-name="Таблица4">
          <table:table-column table:style-name="Таблица4.A"/>
          <table:table-column table:style-name="Таблица4.B"/>
          <table:table-row table:style-name="Таблица4.1">
            <table:table-cell table:style-name="Таблица4.A1" office:value-type="string">
              <text:p text:style-name="MP1"><draw:frame draw:style-name="Mfr1" draw:name="Рисунок 3 Копия 1 Копия 1" text:anchor-type="as-char" svg:width="4.366cm" style:rel-width="scale" svg:height="5.147cm" style:rel-height="scale" draw:z-index="0"><draw:image xlink:href="Pictures/10000000000001F40000024E79575AD88EAA1FB6.jpg" xlink:type="simple" xlink:show="embed" xlink:actuate="onLoad" draw:mime-type="image/jpeg"/><svg:desc>Picture background</svg:desc></draw:frame></text:p>
            </table:table-cell>
            <table:table-cell table:style-name="Таблица4.A1" office:value-type="string">
              <text:p text:style-name="MP2">Министерство науки и высшего образования Российской Федерации<text:line-break/>Федеральное государственное бюджетное образовательное учреждение высшего образования<text:line-break/>«Московский государственный технический университет имени Н.Э. Баумана<text:line-break/>(национальный исследовательский университет)»<text:line-break/>(МГТУ им. Н.Э. Баумана)</text:p>
            </table:table-cell>
          </table:table-row>
        </table:table>
        <text:p text:style-name="MP3"/>
      </style:header>
      <style:footer>
        <text:p text:style-name="MP4">МОСКВА<text:line-break/>2025</text:p>
      </style:footer>
    </style:master-page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7" draw:style-name="Mdp1"/>
    <style:master-page style:name="HTML" style:page-layout-name="Mpm8" draw:style-name="Mdp1"/>
    <style:master-page style:name="Footnote" style:page-layout-name="Mpm9" draw:style-name="Mdp1"/>
    <style:master-page style:name="Endnote" style:page-layout-name="Mpm9" draw:style-name="Mdp1"/>
    <style:master-page style:name="Landscape" style:page-layout-name="Mpm1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5T11:13:38.857839356</meta:creation-date>
    <meta:editing-duration>PT16M15S</meta:editing-duration>
    <meta:editing-cycles>7</meta:editing-cycles>
    <meta:generator>LibreOffice/7.3.7.2$Linux_X86_64 LibreOffice_project/30$Build-2</meta:generator>
    <dc:title>my_default</dc:title>
    <dc:date>2026-04-07T17:50:45.605255896</dc:date>
    <meta:document-statistic meta:table-count="3" meta:image-count="1" meta:object-count="0" meta:page-count="8" meta:paragraph-count="100" meta:word-count="702" meta:character-count="5217" meta:non-whitespace-character-count="4595"/>
  </office:meta>
</office:document-meta>
</file>